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101.3mm"/>
    </style:style>
    <style:style style:name="co8" style:family="table-column">
      <style:table-column-properties fo:break-before="auto" style:column-width="56.09mm"/>
    </style:style>
    <style:style style:name="co9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5.52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ro5" style:family="table-row">
      <style:table-row-properties style:row-height="46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729fcf" style:text-align-source="fix" style:repeat-content="false" fo:border="0.74pt solid #000000" fo:padding="1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74pt solid #000000" fo:padding="1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fo:background-color="#729fcf" style:text-align-source="fix" style:repeat-content="false" fo:border="0.74pt solid #000000" fo:padding="1.85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c0c0c0" fo:border="0.74pt solid #000000" fo:padding="1.85mm" style:vertical-align="middle"/>
      <style:text-properties style:font-name="Liberation Mono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fo:padding="1.85mm"/>
      <style:paragraph-properties fo:text-align="center" fo:margin-left="0m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9acd32" style:text-align-source="fix" style:repeat-content="false" fo:border="0.74pt solid #000000" fo:padding="1.85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fo:padding="1.85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cc0000" fo:border="0.74pt solid #000000" fo:padding="1.85mm"/>
      <style:text-properties style:use-window-font-color="true" style:font-name="Liberation Mono"/>
    </style:style>
    <style:style style:name="ce11" style:family="table-cell" style:parent-style-name="Default" style:data-style-name="N100">
      <style:table-cell-properties fo:background-color="#00ff00" fo:border="0.74pt solid #000000" fo:padding="1.85mm" style:vertical-align="middle"/>
      <style:text-properties style:font-name="Liberation Mono"/>
    </style:style>
    <style:style style:name="ce12" style:family="table-cell" style:parent-style-name="Default">
      <style:table-cell-properties fo:background-color="#c0c0c0" style:text-align-source="fix" style:repeat-content="false" fo:padding="1.36mm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dddddd" style:text-align-source="fix" style:repeat-content="false" fo:padding="1.36mm" style:vertical-align="middle"/>
      <style:paragraph-properties fo:text-align="start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ddddd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roid Sans Fallback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Droid Sans Fallback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2:Sheet1.I8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example</text:p>
          </table:table-cell>
          <table:table-cell table:style-name="ce7" office:value-type="string" calcext:value-type="string">
            <text:p>atomic/1</text:p>
          </table:table-cell>
          <table:table-cell table:style-name="ce7" office:value-type="string" calcext:value-type="string">
            <text:p>compound/1</text:p>
          </table:table-cell>
          <table:table-cell table:style-name="ce7" office:value-type="string" calcext:value-type="string">
            <text:p>compound_name_arity/3</text:p>
          </table:table-cell>
          <table:table-cell table:style-name="ce7" office:value-type="string" calcext:value-type="string">
            <text:p>compound_name_arguments/3</text:p>
          </table:table-cell>
          <table:table-cell table:style-name="ce7" office:value-type="string" calcext:value-type="string">
            <text:p>functor/3</text:p>
          </table:table-cell>
          <table:table-cell table:style-name="ce7" office:value-type="string" calcext:value-type="string">
            <text:p>=../2 <text:span text:style-name="T4">(</text:span>univ<text:span text:style-name="T4">)</text:span></text:p>
          </table:table-cell>
        </table:table-row>
        <table:table-row table:style-name="ro3">
          <table:table-cell table:style-name="ce2"/>
          <table:table-cell table:style-name="ce3" office:value-type="string" calcext:value-type="string">
            <text:p>atomic</text:p>
          </table:table-cell>
          <table:table-cell office:value-type="string" calcext:value-type="string">
            <text:p>foo</text:p>
          </table:table-cell>
          <table:table-cell table:style-name="ce8" office:value-type="string" calcext:value-type="string">
            <text:p>true</text:p>
          </table:table-cell>
          <table:table-cell table:style-name="ce9" office:value-type="string" calcext:value-type="string">
            <text:p>false</text:p>
          </table:table-cell>
          <table:table-cell table:style-name="ce10" office:value-type="string" calcext:value-type="string">
            <text:p>ERROR: Type error</text:p>
            <text:p>on disassembly:</text:p>
            <text:p>compound_name_arity(foo,X,Y).</text:p>
          </table:table-cell>
          <table:table-cell table:style-name="ce10" office:value-type="string" calcext:value-type="string">
            <text:p>ERROR: Type error</text:p>
            <text:p>on disassembly:</text:p>
            <text:p>compound_name_arguments(foo,X,Y).</text:p>
          </table:table-cell>
          <table:table-cell office:value-type="string" calcext:value-type="string">
            <text:p>functor(foo,foo,0).</text:p>
          </table:table-cell>
          <table:table-cell office:value-type="string" calcext:value-type="string">
            <text:p>foo =.. [foo]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3">
            <text:p>compound</text:p>
          </table:table-cell>
          <table:table-cell table:style-name="ce4" office:value-type="string" calcext:value-type="string">
            <text:p>arity 0</text:p>
          </table:table-cell>
          <table:table-cell office:value-type="string" calcext:value-type="string">
            <text:p>foo()</text:p>
          </table:table-cell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compound_name_arity(foo(),foo,0).</text:p>
          </table:table-cell>
          <table:table-cell office:value-type="string" calcext:value-type="string">
            <text:p>compound_name_arguments(foo(),foo,[]).</text:p>
          </table:table-cell>
          <table:table-cell table:style-name="ce10" office:value-type="string" calcext:value-type="string">
            <text:p>ERROR: Domain error</text:p>
            <text:p>on disassembly:</text:p>
            <text:p>functor(foo(),X,Y).</text:p>
          </table:table-cell>
          <table:table-cell table:style-name="ce10" office:value-type="string" calcext:value-type="string">
            <text:p>ERROR: Domain error</text:p>
            <text:p>on disassembly:</text:p>
            <text:p>foo() =.. L.</text:p>
          </table:table-cell>
        </table:table-row>
        <table:table-row table:style-name="ro4">
          <table:covered-table-cell table:style-name="ce2"/>
          <table:table-cell table:style-name="ce3" office:value-type="string" calcext:value-type="string">
            <text:p>arity 1</text:p>
          </table:table-cell>
          <table:table-cell office:value-type="string" calcext:value-type="string">
            <text:p>foo(1)</text:p>
          </table:table-cell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compound_name_arity(foo(1),foo,1).</text:p>
          </table:table-cell>
          <table:table-cell office:value-type="string" calcext:value-type="string">
            <text:p>compound_name_arguments(foo(1),foo,[1]).</text:p>
          </table:table-cell>
          <table:table-cell office:value-type="string" calcext:value-type="string">
            <text:p>functor(foo(1),foo,1).</text:p>
          </table:table-cell>
          <table:table-cell office:value-type="string" calcext:value-type="string">
            <text:p>foo(1) =.. [foo,1]</text:p>
          </table:table-cell>
        </table:table-row>
        <table:table-row table:style-name="ro4">
          <table:covered-table-cell table:style-name="ce2"/>
          <table:table-cell table:style-name="ce3" office:value-type="string" calcext:value-type="string">
            <text:p>arity 2</text:p>
          </table:table-cell>
          <table:table-cell office:value-type="string" calcext:value-type="string">
            <text:p>foo(1,2)</text:p>
          </table:table-cell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compound_name_arity(foo(1,2),foo,2).</text:p>
          </table:table-cell>
          <table:table-cell office:value-type="string" calcext:value-type="string">
            <text:p>compound_name_arguments(foo(1,2),foo,[1,2]).</text:p>
          </table:table-cell>
          <table:table-cell office:value-type="string" calcext:value-type="string">
            <text:p>functor(foo(1,2),foo,2).</text:p>
          </table:table-cell>
          <table:table-cell office:value-type="string" calcext:value-type="string">
            <text:p>foo(1,2) =.. [foo,1,2]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12" office:value-type="string" calcext:value-type="string" table:number-columns-spanned="2" table:number-rows-spanned="1">
            <text:p>Approach for disassembly:</text:p>
            <text:p/>
            <text:p>1) Check whether it is a compound term with compound/1</text:p>
            <text:p>2) Disassemble with compound_name_arity/3 or compound_name_arguments/3</text:p>
            <text:p/>
            <text:p><text:span text:style-name="T1">Approach for assembly:</text:span></text:p>
            <text:p><text:span text:style-name="T1"/></text:p>
            <text:p><text:span text:style-name="T2">- Always use compound_name_arity/3 to construct a skeleton, e.g. foo(_3958, _3960)</text:span></text:p>
            <text:p><text:span text:style-name="T3">- Always use compound_name_arguments/3 to construct an parameter-adorned compound term</text:span>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These must throw domain error on disassembly</text:p>
            <text:p>of arity 0 compound terms because there is no way to</text:p>
            <text:p>distinguish a dissembled “foo” and “foo()”:</text:p>
            <text:p>Disassembly would become a surjective mapping.</text:p>
          </table:table-cell>
          <table:covered-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3:47:53.740062624</meta:creation-date>
    <dc:date>2020-05-14T14:53:56.445059335</dc:date>
    <meta:editing-duration>PT13M30S</meta:editing-duration>
    <meta:editing-cycles>3</meta:editing-cycles>
    <meta:generator>LibreOffice/6.2.8.2$Linux_X86_64 LibreOffice_project/20$Build-2</meta:generator>
    <meta:document-statistic meta:table-count="1" meta:cell-count="43" meta:object-count="0"/>
  </office:meta>
</office:document-meta>
</file>